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f3c" officeooo:paragraph-rsid="001ddf3c"/>
    </style:style>
    <style:style style:name="P2" style:family="paragraph" style:parent-style-name="Standard">
      <style:text-properties officeooo:rsid="001e6f49" officeooo:paragraph-rsid="001e6f49"/>
    </style:style>
    <style:style style:name="P3" style:family="paragraph" style:parent-style-name="Standard">
      <style:text-properties officeooo:rsid="002165b9" officeooo:paragraph-rsid="002165b9"/>
    </style:style>
    <style:style style:name="T1" style:family="text">
      <style:text-properties officeooo:rsid="001e3003"/>
    </style:style>
    <style:style style:name="T2" style:family="text">
      <style:text-properties officeooo:rsid="002165b9"/>
    </style:style>
    <style:style style:name="T3" style:family="text">
      <style:text-properties officeooo:rsid="00231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pitel 1:</text:p>
      <text:p text:style-name="P1">-Einführung, wieso interessant, behandlungsbereiche benennen</text:p>
      <text:p text:style-name="P1"/>
      <text:p text:style-name="P1">- Inhalt NICHT MACHEN!</text:p>
      <text:p text:style-name="P1">- Titelblatt, Inhaltsverzeichnis, Zusammenfassung(Abstract), Kapitel 1<text:span text:style-name="T1">(Einführung)</text:span>, Literaturverzeichnis <text:span text:style-name="T3">~10 Referenzen</text:span></text:p>
      <text:p text:style-name="P1"><text:tab/>Restlichen Inhalte NICHT</text:p>
      <text:p text:style-name="P1"/>
      <text:p text:style-name="P1">-<text:span text:style-name="T1">LaTeX</text:span></text:p>
      <text:p text:style-name="P1">-<text:span text:style-name="T1">zotero</text:span></text:p>
      <text:p text:style-name="P1"><text:tab/>-<text:span text:style-name="T1">generiert in Latex importierbare Bibech file</text:span></text:p>
      <text:p text:style-name="P1"/>
      <text:p text:style-name="P1"/>
      <text:p text:style-name="P2">Einführung:</text:p>
      <text:p text:style-name="P2"><text:tab/>seit….</text:p>
      <text:p text:style-name="P2"><text:tab/></text:p>
      <text:p text:style-name="P2"><text:tab/>Im nächsten Kapitel wird..behandelt, ….</text:p>
      <text:p text:style-name="P2"/>
      <text:p text:style-name="P2"/>
      <text:p text:style-name="P2"/>
      <text:p text:style-name="P2"/>
      <text:p text:style-name="P3">28.05</text:p>
      <text:p text:style-name="P3">Zero Knowledge Proo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9:43:30.559623625</meta:creation-date>
    <dc:date>2019-04-02T15:28:57.409778536</dc:date>
    <meta:editing-duration>PT4H49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42" meta:character-count="380" meta:non-whitespace-character-count="346"/>
  </office:meta>
</office:document-meta>
</file>